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2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/>
          <table:table-cell table:formula="of:=DEC2HEX([.C3]+16*16*[.B3]+16*16*16*16*[.A3];6)" office:value-type="string" office:string-value="C4D7D8">
            <text:p>C4D7D8</text:p>
          </table:table-cell>
          <table:table-cell table:formula="of:=CONCATENATE(&quot;0x&quot;;[.E3] )" office:value-type="string" office:string-value="0xC4D7D8">
            <text:p>0xC4D7D8</text:p>
          </table:table-cell>
        </table:table-row>
        <table:table-row table:style-name="ro3">
          <table:table-cell table:formula="of:=[.A3]+[.A$16]/[.$E$15]" office:value-type="float" office:value="199.6">
            <text:p>199,6</text:p>
          </table:table-cell>
          <table:table-cell table:formula="of:=[.B3]+[.B$16]/[.$E$15]" office:value-type="float" office:value="217.4">
            <text:p>217,4</text:p>
          </table:table-cell>
          <table:table-cell table:formula="of:=[.C3]+[.C$16]/[.$E$15]" office:value-type="float" office:value="218.2">
            <text:p>218,2</text:p>
          </table:table-cell>
          <table:table-cell/>
          <table:table-cell table:formula="of:=DEC2HEX([.C4]+16*16*[.B4]+16*16*16*16*[.A4];6)" office:value-type="string" office:string-value="C873DA">
            <text:p>C873DA</text:p>
          </table:table-cell>
          <table:table-cell table:formula="of:=CONCATENATE(&quot;0x&quot;;[.E4] )" office:value-type="string" office:string-value="0xC873DA">
            <text:p>0xC873DA</text:p>
          </table:table-cell>
        </table:table-row>
        <table:table-row table:style-name="ro3">
          <table:table-cell table:formula="of:=[.A4]+[.A$16]/[.$E$15]" office:value-type="float" office:value="203.2">
            <text:p>203,2</text:p>
          </table:table-cell>
          <table:table-cell table:formula="of:=[.B4]+[.B$16]/[.$E$15]" office:value-type="float" office:value="219.8">
            <text:p>219,8</text:p>
          </table:table-cell>
          <table:table-cell table:formula="of:=[.C4]+[.C$16]/[.$E$15]" office:value-type="float" office:value="220.4">
            <text:p>220,4</text:p>
          </table:table-cell>
          <table:table-cell/>
          <table:table-cell table:formula="of:=DEC2HEX([.C5]+16*16*[.B5]+16*16*16*16*[.A5];6)" office:value-type="string" office:string-value="CC0FDC">
            <text:p>CC0FDC</text:p>
          </table:table-cell>
          <table:table-cell table:formula="of:=CONCATENATE(&quot;0x&quot;;[.E5] )" office:value-type="string" office:string-value="0xCC0FDC">
            <text:p>0xCC0FDC</text:p>
          </table:table-cell>
        </table:table-row>
        <table:table-row table:style-name="ro3">
          <table:table-cell table:formula="of:=[.A5]+[.A$16]/[.$E$15]" office:value-type="float" office:value="206.8">
            <text:p>206,8</text:p>
          </table:table-cell>
          <table:table-cell table:formula="of:=[.B5]+[.B$16]/[.$E$15]" office:value-type="float" office:value="222.2">
            <text:p>222,2</text:p>
          </table:table-cell>
          <table:table-cell table:formula="of:=[.C5]+[.C$16]/[.$E$15]" office:value-type="float" office:value="222.6">
            <text:p>222,6</text:p>
          </table:table-cell>
          <table:table-cell/>
          <table:table-cell table:formula="of:=DEC2HEX([.C6]+16*16*[.B6]+16*16*16*16*[.A6];6)" office:value-type="string" office:string-value="CFABDE">
            <text:p>CFABDE</text:p>
          </table:table-cell>
          <table:table-cell table:formula="of:=CONCATENATE(&quot;0x&quot;;[.E6] )" office:value-type="string" office:string-value="0xCFABDE">
            <text:p>0xCFABDE</text:p>
          </table:table-cell>
        </table:table-row>
        <table:table-row table:style-name="ro3">
          <table:table-cell table:formula="of:=[.A6]+[.A$16]/[.$E$15]" office:value-type="float" office:value="210.4">
            <text:p>210,4</text:p>
          </table:table-cell>
          <table:table-cell table:formula="of:=[.B6]+[.B$16]/[.$E$15]" office:value-type="float" office:value="224.6">
            <text:p>224,6</text:p>
          </table:table-cell>
          <table:table-cell table:formula="of:=[.C6]+[.C$16]/[.$E$15]" office:value-type="float" office:value="224.8">
            <text:p>224,8</text:p>
          </table:table-cell>
          <table:table-cell/>
          <table:table-cell table:formula="of:=DEC2HEX([.C7]+16*16*[.B7]+16*16*16*16*[.A7];6)" office:value-type="string" office:string-value="D347E0">
            <text:p>D347E0</text:p>
          </table:table-cell>
          <table:table-cell table:formula="of:=CONCATENATE(&quot;0x&quot;;[.E7] )" office:value-type="string" office:string-value="0xD347E0">
            <text:p>0xD347E0</text:p>
          </table:table-cell>
        </table:table-row>
        <table:table-row table:style-name="ro3">
          <table:table-cell table:formula="of:=[.A7]+[.A$16]/[.$E$15]" office:value-type="float" office:value="214">
            <text:p>214</text:p>
          </table:table-cell>
          <table:table-cell table:formula="of:=[.B7]+[.B$16]/[.$E$15]" office:value-type="float" office:value="227">
            <text:p>227</text:p>
          </table:table-cell>
          <table:table-cell table:formula="of:=[.C7]+[.C$16]/[.$E$15]" office:value-type="float" office:value="227">
            <text:p>227</text:p>
          </table:table-cell>
          <table:table-cell/>
          <table:table-cell table:formula="of:=DEC2HEX([.C8]+16*16*[.B8]+16*16*16*16*[.A8];6)" office:value-type="string" office:string-value="D6E3E3">
            <text:p>D6E3E3</text:p>
          </table:table-cell>
          <table:table-cell table:formula="of:=CONCATENATE(&quot;0x&quot;;[.E8] )" office:value-type="string" office:string-value="0xD6E3E3">
            <text:p>0xD6E3E3</text:p>
          </table:table-cell>
        </table:table-row>
        <table:table-row table:style-name="ro3">
          <table:table-cell table:formula="of:=[.A8]+[.A$16]/[.$E$15]" office:value-type="float" office:value="217.6">
            <text:p>217,6</text:p>
          </table:table-cell>
          <table:table-cell table:formula="of:=[.B8]+[.B$16]/[.$E$15]" office:value-type="float" office:value="229.4">
            <text:p>229,4</text:p>
          </table:table-cell>
          <table:table-cell table:formula="of:=[.C8]+[.C$16]/[.$E$15]" office:value-type="float" office:value="229.2">
            <text:p>229,2</text:p>
          </table:table-cell>
          <table:table-cell/>
          <table:table-cell table:formula="of:=DEC2HEX([.C9]+16*16*[.B9]+16*16*16*16*[.A9];6)" office:value-type="string" office:string-value="DA7FE5">
            <text:p>DA7FE5</text:p>
          </table:table-cell>
          <table:table-cell table:formula="of:=CONCATENATE(&quot;0x&quot;;[.E9] )" office:value-type="string" office:string-value="0xDA7FE5">
            <text:p>0xDA7FE5</text:p>
          </table:table-cell>
        </table:table-row>
        <table:table-row table:style-name="ro3">
          <table:table-cell table:formula="of:=[.A9]+[.A$16]/[.$E$15]" office:value-type="float" office:value="221.2">
            <text:p>221,2</text:p>
          </table:table-cell>
          <table:table-cell table:formula="of:=[.B9]+[.B$16]/[.$E$15]" office:value-type="float" office:value="231.8">
            <text:p>231,8</text:p>
          </table:table-cell>
          <table:table-cell table:formula="of:=[.C9]+[.C$16]/[.$E$15]" office:value-type="float" office:value="231.4">
            <text:p>231,4</text:p>
          </table:table-cell>
          <table:table-cell/>
          <table:table-cell table:formula="of:=DEC2HEX([.C10]+16*16*[.B10]+16*16*16*16*[.A10];6)" office:value-type="string" office:string-value="DE1BE7">
            <text:p>DE1BE7</text:p>
          </table:table-cell>
          <table:table-cell table:formula="of:=CONCATENATE(&quot;0x&quot;;[.E10] )" office:value-type="string" office:string-value="0xDE1BE7">
            <text:p>0xDE1BE7</text:p>
          </table:table-cell>
        </table:table-row>
        <table:table-row table:style-name="ro3">
          <table:table-cell table:formula="of:=[.A10]+[.A$16]/[.$E$15]" office:value-type="float" office:value="224.8">
            <text:p>224,8</text:p>
          </table:table-cell>
          <table:table-cell table:formula="of:=[.B10]+[.B$16]/[.$E$15]" office:value-type="float" office:value="234.2">
            <text:p>234,2</text:p>
          </table:table-cell>
          <table:table-cell table:formula="of:=[.C10]+[.C$16]/[.$E$15]" office:value-type="float" office:value="233.6">
            <text:p>233,6</text:p>
          </table:table-cell>
          <table:table-cell/>
          <table:table-cell table:formula="of:=DEC2HEX([.C11]+16*16*[.B11]+16*16*16*16*[.A11];6)" office:value-type="string" office:string-value="E1B7E9">
            <text:p>E1B7E9</text:p>
          </table:table-cell>
          <table:table-cell table:formula="of:=CONCATENATE(&quot;0x&quot;;[.E11] )" office:value-type="string" office:string-value="0xE1B7E9">
            <text:p>0xE1B7E9</text:p>
          </table:table-cell>
        </table:table-row>
        <table:table-row table:style-name="ro3">
          <table:table-cell table:formula="of:=[.A11]+[.A$16]/[.$E$15]" office:value-type="float" office:value="228.4">
            <text:p>228,4</text:p>
          </table:table-cell>
          <table:table-cell table:formula="of:=[.B11]+[.B$16]/[.$E$15]" office:value-type="float" office:value="236.6">
            <text:p>236,6</text:p>
          </table:table-cell>
          <table:table-cell table:formula="of:=[.C11]+[.C$16]/[.$E$15]" office:value-type="float" office:value="235.8">
            <text:p>235,8</text:p>
          </table:table-cell>
          <table:table-cell/>
          <table:table-cell table:formula="of:=DEC2HEX([.C12]+16*16*[.B12]+16*16*16*16*[.A12];6)" office:value-type="string" office:string-value="E553EB">
            <text:p>E553EB</text:p>
          </table:table-cell>
          <table:table-cell table:formula="of:=CONCATENATE(&quot;0x&quot;;[.E12] )" office:value-type="string" office:string-value="0xE553EB">
            <text:p>0xE553EB</text:p>
          </table:table-cell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2">
          <table:table-cell office:value-type="float" office:value="214">
            <text:p>214</text:p>
          </table:table-cell>
          <table:table-cell table:number-columns-repeated="2" office:value-type="float" office:value="227">
            <text:p>227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 office:value-type="float" office:value="5">
            <text:p>5</text:p>
          </table:table-cell>
          <table:table-cell/>
        </table:table-row>
        <table:table-row table:style-name="ro2">
          <table:table-cell table:formula="of:=[.A14]-[.A3]" office:value-type="float" office:value="18">
            <text:p>18</text:p>
          </table:table-cell>
          <table:table-cell table:formula="of:=[.B14]-[.B3]" office:value-type="float" office:value="12">
            <text:p>12</text:p>
          </table:table-cell>
          <table:table-cell table:formula="of:=[.C14]-[.C3]" office:value-type="float" office:value="11">
            <text:p>11</text:p>
          </table:table-cell>
          <table:table-cell/>
          <table:table-cell table:style-name="Default"/>
          <table:table-cell/>
        </table:table-row>
        <table:table-row table:style-name="ro2">
          <table:table-cell table:formula="of:=[.A16]/[.$E15]" office:value-type="float" office:value="3.6">
            <text:p>3,6</text:p>
          </table:table-cell>
          <table:table-cell table:formula="of:=[.B16]/[.$E15]" office:value-type="float" office:value="2.4">
            <text:p>2,4</text:p>
          </table:table-cell>
          <table:table-cell table:formula="of:=[.C16]/[.$E15]" office:value-type="float" office:value="2.2">
            <text:p>2,2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urnier Benoit</meta:initial-creator>
    <meta:creation-date>2016-05-09T17:29:16</meta:creation-date>
    <dc:date>2016-05-09T18:34:56</dc:date>
    <dc:creator>Fournier Benoit</dc:creator>
    <meta:editing-duration>PT4M59S</meta:editing-duration>
    <meta:editing-cycles>1</meta:editing-cycles>
    <meta:document-statistic meta:table-count="3" meta:cell-count="63" meta:object-count="0"/>
    <meta:generator>LibreOffice/3.5$Linux_X86_64 LibreOffice_project/350m1$Build-2</meta:generator>
  </office:meta>
</office:document-meta>
</file>